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positoryFactory.ServletRepositoryFactory( GenericServlet 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positoryFactory.getReposi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